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158466"/>
    </style:style>
    <style:style style:name="T21" style:family="text">
      <style:text-properties fo:color="#ff7b59"/>
    </style:style>
    <style:style style:name="T22" style:family="text">
      <style:text-properties fo:color="#66cc00"/>
    </style:style>
    <style:style style:name="T23" style:family="text">
      <style:text-properties fo:color="#00a933"/>
    </style:style>
    <style:style style:name="T24" style:family="text">
      <style:text-properties fo:color="#000000"/>
    </style:style>
    <style:style style:name="T25" style:family="text">
      <style:text-properties fo:color="#f10d0c"/>
    </style:style>
    <style:style style:name="T26" style:family="text">
      <style:text-properties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5.70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19">بلا واسطہ تکمل</text:span>،ب<text:span text:style-name="T2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1">سیدھی رسائی، سیدھی وصولی</text:span><text:span text:style-name="T2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2">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23">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4">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25">فوقو لٹکن</text:span>، <text:span text:style-name="T23">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5">ہمہ قواعد؟؟؟؟؟</text:span><text:span text:style-name="T19">،</text:span><text:span text:style-name="T24">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3">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0">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2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9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 style:data-style-name="N2" text:time-value="08:32:52.682304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10T08:36:53.855612684</dc:date>
    <meta:editing-duration>P93DT23H21M10S</meta:editing-duration>
    <meta:editing-cycles>4101</meta:editing-cycles>
    <meta:generator>LibreOffice/6.4.7.2$Linux_X86_64 LibreOffice_project/40$Build-2</meta:generator>
    <meta:document-statistic meta:table-count="3" meta:cell-count="67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